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tracked-changes>
        <text:changed-region text:id="ct644122128">
          <text:insertion>
            <office:change-info>
              <dc:creator>Fabio Vitali</dc:creator>
              <dc:date>2010-09-28T12:24:00</dc:date>
            </office:change-info>
          </text:insertion>
        </text:changed-region>
        <text:changed-region text:id="ct528323216">
          <text:deletion>
            <office:change-info>
              <dc:creator>Fabio Vitali</dc:creator>
              <dc:date>2010-09-28T12:24:00</dc:date>
            </office:change-info>
            <text:p text:style-name="Standard">s. My favourite is</text:p>
          </text:deletion>
        </text:changed-region>
        <text:changed-region text:id="ct643967600">
          <text:deletion>
            <office:change-info>
              <dc:creator>Silvio Peroni</dc:creator>
              <dc:date>2010-09-28T12:28:00</dc:date>
            </office:change-info>
            <text:p text:style-name="Standard">fairy tale</text:p>
          </text:deletion>
        </text:changed-region>
        <text:changed-region text:id="ct723311264">
          <text:insertion>
            <office:change-info>
              <dc:creator>Silvio Peroni</dc:creator>
              <dc:date>2010-09-28T12:28:00</dc:date>
            </office:change-info>
          </text:insertion>
        </text:changed-region>
        <text:changed-region text:id="ct497989120">
          <text:insertion>
            <office:change-info>
              <dc:creator>Fabio Vitali</dc:creator>
              <dc:date>2010-09-28T12:2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 like <text:change-start text:change-id="ct644122128"/>the <text:change-end text:change-id="ct644122128"/><text:change text:change-id="ct528323216"/><text:change text:change-id="ct643967600"/><text:change-start text:change-id="ct723311264"/>movie<text:change-end text:change-id="ct723311264"/> ‘Snow White and the Seven Dwarfs’<text:change-start text:change-id="ct497989120"/>, based on the homonymous fairy tale<text:change-end text:change-id="ct497989120"/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unday Sunday</meta:initial-creator>
    <meta:creation-date>2010-09-28T12:21:49</meta:creation-date>
    <dc:date>2010-09-28T12:30:06</dc:date>
    <dc:creator>Fabio Vitali</dc:creator>
    <meta:editing-duration>PT00H04M33S</meta:editing-duration>
    <meta:editing-cycles>7</meta:editing-cycles>
    <meta:generator>OpenOffice.org/3.2$Unix OpenOffice.org_project/320m12$Build-9483</meta:generator>
    <meta:document-statistic meta:table-count="0" meta:image-count="0" meta:object-count="0" meta:page-count="1" meta:paragraph-count="3" meta:word-count="23" meta:character-count="115"/>
  </office:meta>
</office:document-meta>
</file>